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d6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6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cc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path draw:style-name="gr2" draw:id="shape2" draw:name="path1338" draw:layer="" svg:width="192.71410116085pt" svg:height="99.11421292190pt" svg:x="0.00001279607pt" svg:y="0.00004000000pt" svg:viewBox="0 0 193 99" svg:d="M0 99.1142L192.714 0L0 0Z" koffice:nodeTypes="cccc"/>
          <draw:path draw:style-name="gr3" draw:id="shape3" draw:name="path552" draw:layer="" svg:width="194.38626774814pt" svg:height="99.99984400006pt" svg:x="5.30706392000pt" svg:y="0.00000000000pt" svg:viewBox="0 0 194 100" svg:d="M194.386 0L0 99.9998L194.386 99.9998Z" koffice:nodeTypes="cccc"/>
          <draw:path draw:style-name="gr4" draw:id="shape4" draw:name="path558" draw:layer="" svg:width="199.99964000000pt" svg:height="99.99998960000pt" svg:x="0.00000000000pt" svg:y="0.00001040000pt" svg:viewBox="0 0 200 100" svg:d="M200 0L189.285 0L0 94.796L0 100L10.7143 100L200 5.38992Z" koffice:nodeTypes="ccccccc"/>
          <draw:path draw:style-name="gr5" draw:id="shape5" draw:name="polygon1350" draw:layer="" svg:width="148.52847091892pt" svg:height="141.02220087376pt" draw:transform="matrix(0.13260226000 0.00000000000 0.00000000000 0.12479228000 4.11468873592pt 1.78153948413pt)" svg:viewBox="0 0 149 141" svg:d="M0 53.8579L56.7659 53.9091L74.2682 0L91.7618 53.9115L148.528 53.8707L102.574 87.1389L120.155 141.022L120.155 141.022L74.2594 107.672L28.3593 141.014L45.949 87.1341Z" koffice:nodeTypes="cccccccccccc"/>
          <draw:path draw:style-name="gr5" draw:id="shape6" draw:name="polygon1351" draw:layer="" svg:width="148.52847091892pt" svg:height="141.02220087376pt" draw:transform="matrix(0.13260226000 0.00000000000 0.00000000000 0.12479228000 41.44704257592pt 1.78153948413pt)" svg:viewBox="0 0 149 141" svg:d="M0 53.8579L56.7659 53.9091L74.2682 0L91.7618 53.9115L148.528 53.8707L102.574 87.1389L120.155 141.022L120.155 141.022L74.2594 107.672L28.3593 141.014L45.949 87.1341Z" koffice:nodeTypes="cccccccccccc"/>
          <draw:path draw:style-name="gr5" draw:id="shape7" draw:name="polygon1352" draw:layer="" svg:width="148.52847091892pt" svg:height="141.02220087376pt" draw:transform="matrix(0.13260226000 0.00000000000 0.00000000000 0.12479228000 41.44704049592pt 30.00040988413pt)" svg:viewBox="0 0 149 141" svg:d="M0 53.8579L56.7659 53.9091L74.2682 0L91.7618 53.9115L148.528 53.8707L102.574 87.1389L120.155 141.022L120.155 141.022L74.2594 107.672L28.3593 141.014L45.949 87.1341Z" koffice:nodeTypes="cccccccccccc"/>
          <draw:path draw:style-name="gr5" draw:id="shape8" draw:name="polygon1353" draw:layer="" svg:width="148.52847091892pt" svg:height="141.02220087376pt" draw:transform="matrix(0.13260226000 0.00000000000 0.00000000000 0.12479228000 22.89065673592pt 16.05568988413pt)" svg:viewBox="0 0 149 141" svg:d="M0 53.8579L56.7659 53.9091L74.2682 0L91.7618 53.9115L148.528 53.8707L102.574 87.1389L120.155 141.022L120.155 141.022L74.2594 107.672L28.3593 141.014L45.949 87.1341Z" koffice:nodeTypes="cccccccccccc"/>
          <draw:path draw:style-name="gr5" draw:id="shape9" draw:name="polygon1354" draw:layer="" svg:width="148.52847091892pt" svg:height="141.02220087376pt" draw:transform="matrix(0.13260226000 0.00000000000 0.00000000000 0.12479228000 4.11468873592pt 30.00040988413pt)" svg:viewBox="0 0 149 141" svg:d="M0 53.8579L56.7659 53.9091L74.2682 0L91.7618 53.9115L148.528 53.8707L102.574 87.1389L120.155 141.022L120.155 141.022L74.2594 107.672L28.3593 141.014L45.949 87.1341Z" koffice:nodeTypes="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2:06</dc:date>
    <meta:creation-date>2011-05-22T06:10:43</meta:creation-date>
    <dc:creator>Yue Liu</dc:creator>
  </office:meta>
</office:document-meta>
</file>